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7">
      <style:paragraph-properties fo:text-align="start" style:justify-single-word="false"/>
      <style:text-properties style:font-name="Times New Roman" style:text-underline-style="none" fo:font-weight="normal" officeooo:rsid="0015d8a2" officeooo:paragraph-rsid="001c92a2" style:font-weight-asian="normal" style:font-weight-complex="normal"/>
    </style:style>
    <style:style style:name="P2" style:family="paragraph" style:parent-style-name="Standard" style:list-style-name="L2">
      <style:paragraph-properties fo:text-align="start" style:justify-single-word="false"/>
      <style:text-properties style:font-name="Times New Roman" style:text-underline-style="none" fo:font-weight="normal" officeooo:rsid="00004aa4" officeooo:paragraph-rsid="001c92a2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04aa4" officeooo:paragraph-rsid="001c92a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004aa4" officeooo:paragraph-rsid="001e02c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4478e" officeooo:paragraph-rsid="001c92a2" style:font-weight-asian="normal" style:font-weight-complex="normal"/>
    </style:style>
    <style:style style:name="P6" style:family="paragraph" style:parent-style-name="Standard" style:list-style-name="L10">
      <style:paragraph-properties fo:text-align="start" style:justify-single-word="false"/>
      <style:text-properties style:font-name="Times New Roman" style:text-underline-style="none" fo:font-weight="normal" officeooo:rsid="001451c3" officeooo:paragraph-rsid="001c92a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451c3" officeooo:paragraph-rsid="001c92a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451c3" officeooo:paragraph-rsid="001e02ce" style:font-weight-asian="normal" style:font-weight-complex="normal"/>
    </style:style>
    <style:style style:name="P9" style:family="paragraph" style:parent-style-name="Standard" style:list-style-name="L9">
      <style:paragraph-properties fo:text-align="start" style:justify-single-word="false"/>
      <style:text-properties style:font-name="Times New Roman" style:text-underline-style="none" fo:font-weight="normal" officeooo:rsid="001c92a2" officeooo:paragraph-rsid="001c92a2" style:font-weight-asian="normal" style:font-weight-complex="normal"/>
    </style:style>
    <style:style style:name="P10" style:family="paragraph" style:parent-style-name="Standard" style:list-style-name="L12">
      <style:paragraph-properties fo:text-align="start" style:justify-single-word="false"/>
      <style:text-properties style:font-name="Times New Roman" style:text-underline-style="none" fo:font-weight="normal" officeooo:rsid="001c92a2" officeooo:paragraph-rsid="001e02ce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004aa4" officeooo:paragraph-rsid="001c92a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004aa4" officeooo:paragraph-rsid="001c92a2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004aa4" officeooo:paragraph-rsid="001e02ce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116b82" officeooo:paragraph-rsid="001c92a2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officeooo:rsid="0014478e" officeooo:paragraph-rsid="001c92a2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0e9f52" officeooo:paragraph-rsid="001c92a2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1be309" officeooo:paragraph-rsid="001c92a2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1be309" officeooo:paragraph-rsid="001e02ce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004aa4" officeooo:paragraph-rsid="001c92a2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tyle="italic" style:text-underline-style="none" fo:font-weight="normal" officeooo:rsid="00004aa4" officeooo:paragraph-rsid="001e02ce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tyle="italic" style:text-underline-style="solid" style:text-underline-width="auto" style:text-underline-color="font-color" fo:font-weight="normal" officeooo:rsid="000e9f52" officeooo:paragraph-rsid="001c92a2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tyle="italic" style:text-underline-style="solid" style:text-underline-width="auto" style:text-underline-color="font-color" fo:font-weight="normal" officeooo:rsid="000e9f52" officeooo:paragraph-rsid="001e02ce" style:font-style-asian="italic" style:font-weight-asian="normal" style:font-style-complex="italic" style:font-weight-complex="normal"/>
    </style:style>
    <style:style style:name="P23" style:family="paragraph" style:parent-style-name="Standard" style:list-style-name="L8">
      <style:paragraph-properties fo:text-align="start" style:justify-single-word="false"/>
      <style:text-properties style:font-name="Times New Roman" fo:font-style="normal" style:text-underline-style="none" fo:font-weight="normal" officeooo:rsid="001451c3" officeooo:paragraph-rsid="001c92a2" style:font-style-asian="normal" style:font-weight-asian="normal" style:font-style-complex="normal" style:font-weight-complex="normal"/>
    </style:style>
    <style:style style:name="P24" style:family="paragraph" style:parent-style-name="Standard" style:list-style-name="L8">
      <style:paragraph-properties fo:text-align="start" style:justify-single-word="false"/>
      <style:text-properties style:font-name="Times New Roman" fo:font-style="normal" style:text-underline-style="none" fo:font-weight="normal" officeooo:rsid="001c92a2" officeooo:paragraph-rsid="001c92a2" style:font-style-asian="normal" style:font-weight-asian="normal" style:font-style-complex="normal" style:font-weight-complex="normal"/>
    </style:style>
    <style:style style:name="P25" style:family="paragraph" style:parent-style-name="Standard" style:list-style-name="L8">
      <style:paragraph-properties fo:text-align="start" style:justify-single-word="false"/>
      <style:text-properties style:font-name="Times New Roman" fo:font-style="normal" style:text-underline-style="none" fo:font-weight="normal" officeooo:rsid="001c92a2" officeooo:paragraph-rsid="001e02ce" style:font-style-asian="normal" style:font-weight-asian="normal" style:font-style-complex="normal" style:font-weight-complex="normal"/>
    </style:style>
    <style:style style:name="P26" style:family="paragraph" style:parent-style-name="Standard" style:list-style-name="L8">
      <style:paragraph-properties fo:text-align="start" style:justify-single-word="false"/>
      <style:text-properties style:font-name="Times New Roman" fo:font-style="normal" style:text-underline-style="none" fo:font-weight="normal" officeooo:rsid="001e02ce" officeooo:paragraph-rsid="001e02ce" style:font-style-asian="normal" style:font-weight-asian="normal" style:font-style-complex="normal" style:font-weight-complex="normal"/>
    </style:style>
    <style:style style:name="T1" style:family="text">
      <style:text-properties officeooo:rsid="001451c3"/>
    </style:style>
    <style:style style:name="T2" style:family="text">
      <style:text-properties officeooo:rsid="0012dd44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451c3" style:font-style-asian="normal" style:font-style-complex="normal"/>
    </style:style>
    <style:style style:name="T5" style:family="text">
      <style:text-properties officeooo:rsid="0015d8a2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451c3" style:font-style-asian="italic" style:font-style-complex="italic"/>
    </style:style>
    <style:style style:name="T8" style:family="text">
      <style:text-properties fo:font-style="italic" officeooo:rsid="001c92a2" style:font-style-asian="italic" style:font-style-complex="italic"/>
    </style:style>
    <style:style style:name="T9" style:family="text">
      <style:text-properties officeooo:rsid="001c92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9">Concurrent Systems </text:span>Exam Notes</text:p>
      <text:p text:style-name="P11"/>
      <text:list xml:id="list1549255579" text:style-name="L2">
        <text:list-item>
          <text:p text:style-name="P2"><text:span text:style-name="T2">Two </text:span>hour Exam</text:p>
        </text:list-item>
        <text:list-item>
          <text:p text:style-name="P2">Answer <text:span text:style-name="T1">2 of 3 Questions</text:span></text:p>
        </text:list-item>
        <text:list-item>
          <text:p text:style-name="P2"><text:span text:style-name="T1">1 hour </text:span>per question</text:p>
        </text:list-item>
      </text:list>
      <text:p text:style-name="P14"/>
      <text:p text:style-name="P14">Notes</text:p>
      <text:p text:style-name="P14"/>
      <text:list xml:id="list3007355237" text:style-name="L7">
        <text:list-item>
          <text:p text:style-name="P1"/>
        </text:list-item>
      </text:list>
      <text:p text:style-name="P5"/>
      <text:p text:style-name="P15">Layout</text:p>
      <text:p text:style-name="P15"/>
      <text:p text:style-name="P16"/>
      <text:p text:style-name="P5">Q1 –<text:span text:style-name="T3"> </text:span><text:span text:style-name="T4">String Functions</text:span></text:p>
      <text:p text:style-name="P5">Q2 – <text:span text:style-name="T1">Headers and Command Line Args</text:span></text:p>
      <text:p text:style-name="P5">Q3 – <text:span text:style-name="T5">Error Fixing</text:span></text:p>
      <text:p text:style-name="P5"/>
      <text:p text:style-name="P12"><text:span text:style-name="T9">2017</text:span> Exam:</text:p>
      <text:p text:style-name="P21"/>
      <text:p text:style-name="P3"><text:span text:style-name="T6">Q1 – </text:span><text:span text:style-name="T8">Pthreads &amp; Mutexs</text:span></text:p>
      <text:p text:style-name="P17"/>
      <text:list xml:id="list943341602" text:style-name="L8">
        <text:list-item>
          <text:p text:style-name="P24">General questions about threads and processes</text:p>
        </text:list-item>
        <text:list-item>
          <text:p text:style-name="P24">Questions on the pthreads library</text:p>
        </text:list-item>
        <text:list-item>
          <text:p text:style-name="P24">Write a pthreads threaded program</text:p>
        </text:list-item>
        <text:list-item>
          <text:p text:style-name="P24">Understand mutexs &amp; mutex locks</text:p>
        </text:list-item>
      </text:list>
      <text:p text:style-name="P3"/>
      <text:p text:style-name="P19">Q<text:span text:style-name="T9">2 </text:span>– <text:span text:style-name="T9">SPIN &amp; Promela</text:span></text:p>
      <text:p text:style-name="P3"/>
      <text:list xml:id="list306242929" text:style-name="L9">
        <text:list-item>
          <text:p text:style-name="P9">Explain SPIN &amp; Promela usage</text:p>
        </text:list-item>
        <text:list-item>
          <text:p text:style-name="P9">Identification vs Verifcation</text:p>
        </text:list-item>
        <text:list-item>
          <text:p text:style-name="P9">Explain Deadlock, Livelock &amp; Starvation</text:p>
        </text:list-item>
        <text:list-item>
          <text:p text:style-name="P9">Explain Dining Philosophers Problem</text:p>
        </text:list-item>
        <text:list-item>
          <text:p text:style-name="P9">Write a Promela description for 2 Philosophers</text:p>
        </text:list-item>
        <text:list-item>
          <text:p text:style-name="P9">Explain how this will result in deadlock, livelock/ starvation</text:p>
        </text:list-item>
      </text:list>
      <text:p text:style-name="P7"/>
      <text:p text:style-name="P3"><text:span text:style-name="T6">Q</text:span><text:span text:style-name="T8">3</text:span><text:span text:style-name="T6"> – </text:span><text:span text:style-name="T8">Memory &amp; File Systems</text:span></text:p>
      <text:p text:style-name="P17"/>
      <text:list xml:id="list132313903909430" text:continue-list="list943341602" text:style-name="L8">
        <text:list-item>
          <text:p text:style-name="P24">Virtual vs Physical Addresses</text:p>
        </text:list-item>
        <text:list-item>
          <text:p text:style-name="P24">Virtual Memory </text:p>
        </text:list-item>
        <text:list-item>
          <text:p text:style-name="P26">Purpose of Schedulers</text:p>
        </text:list-item>
      </text:list>
      <text:p text:style-name="P3"/>
      <text:p text:style-name="P13"><text:span text:style-name="T9">2016</text:span> Exam:</text:p>
      <text:p text:style-name="P22"/>
      <text:p text:style-name="P4"><text:span text:style-name="T6">Q1 – </text:span><text:span text:style-name="T8">Pthreads &amp; Mutexs</text:span></text:p>
      <text:p text:style-name="P18"/>
      <text:list xml:id="list132312248104421" text:continue-numbering="true" text:style-name="L8">
        <text:list-item>
          <text:p text:style-name="P25">General questions about threads and processes</text:p>
        </text:list-item>
        <text:list-item>
          <text:p text:style-name="P25">Questions on the pthreads library</text:p>
        </text:list-item>
        <text:list-item>
          <text:p text:style-name="P25">Write a pthreads threaded program</text:p>
        </text:list-item>
        <text:list-item>
          <text:p text:style-name="P25">Understand mutexs &amp; mutex locks</text:p>
          <text:p text:style-name="P25"/>
        </text:list-item>
      </text:list>
      <text:p text:style-name="P4"/>
      <text:p text:style-name="P20"><text:soft-page-break/>Q<text:span text:style-name="T9">2 </text:span>– <text:span text:style-name="T9">SPIN &amp; Promela</text:span></text:p>
      <text:p text:style-name="P4"/>
      <text:list xml:id="list129881255" text:style-name="L12">
        <text:list-item>
          <text:p text:style-name="P10">Explain SPIN &amp; Promela usage</text:p>
        </text:list-item>
        <text:list-item>
          <text:p text:style-name="P10">Identification vs Verifcation</text:p>
        </text:list-item>
        <text:list-item>
          <text:p text:style-name="P10">Explain Deadlock, Livelock &amp; Starvation</text:p>
        </text:list-item>
        <text:list-item>
          <text:p text:style-name="P10">Explain Dining Philosophers Problem</text:p>
        </text:list-item>
        <text:list-item>
          <text:p text:style-name="P10">Write a Promela description for 2 Philosophers</text:p>
        </text:list-item>
        <text:list-item>
          <text:p text:style-name="P10">Explain how this will result in deadlock, livelock/ starvation</text:p>
        </text:list-item>
      </text:list>
      <text:p text:style-name="P8"/>
      <text:p text:style-name="P4"><text:span text:style-name="T6">Q</text:span><text:span text:style-name="T8">3</text:span><text:span text:style-name="T6"> – </text:span><text:span text:style-name="T8">Memory &amp; File Systems</text:span></text:p>
      <text:p text:style-name="P18"/>
      <text:list xml:id="list132312140710294" text:continue-list="list132312248104421" text:style-name="L8">
        <text:list-item>
          <text:p text:style-name="P25">Virtual vs Physical Addresses</text:p>
        </text:list-item>
        <text:list-item>
          <text:p text:style-name="P25">Virtual Memory </text:p>
        </text:list-item>
        <text:list-item>
          <text:p text:style-name="P26">Purpose of Schedulers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3:10:42.229493515</meta:creation-date>
    <dc:date>2018-04-10T13:23:11.837587459</dc:date>
    <meta:editing-duration>PT1M37S</meta:editing-duration>
    <meta:editing-cycles>1</meta:editing-cycles>
    <meta:document-statistic meta:table-count="0" meta:image-count="0" meta:object-count="0" meta:page-count="2" meta:paragraph-count="45" meta:word-count="217" meta:character-count="1244" meta:non-whitespace-character-count="1090"/>
    <meta:generator>LibreOffice/5.4.6.2$Linux_X86_64 LibreOffice_project/40m0$Build-2</meta:generator>
  </office:meta>
</office:document-meta>
</file>